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2" style:family="paragraph" style:parent-style-name="Heading_20_2">
      <style:paragraph-properties fo:margin-top="0.25in" fo:margin-bottom="0.0835in" loext:contextual-spacing="false" fo:text-align="justify" style:justify-single-word="false"/>
    </style:style>
    <style:style style:name="P3" style:family="paragraph" style:parent-style-name="Heading_20_1" style:master-page-name="Standard">
      <style:paragraph-properties fo:margin-top="0.278in" fo:margin-bottom="0.0835in" loext:contextual-spacing="false" fo:text-align="justify" style:justify-single-word="false" style:page-number="1"/>
    </style:style>
    <style:style style:name="P4" style:family="paragraph" style:parent-style-name="Heading_20_3">
      <style:paragraph-properties fo:margin-top="0.222in" fo:margin-bottom="0.139in" loext:contextual-spacing="false" fo:line-height="100%" fo:text-align="justify" style:justify-single-word="false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w4f7o9pyqw28"/>Dzieło</text:p>
      <text:p text:style-name="P2"><text:bookmark text:name="_4p9rskymtb0d"/>[oneshot] [adventure] [fantasy] [slice of life]</text:p>
      <text:p text:style-name="P4"><text:bookmark text:name="_loswajfp6nwr"/>Autor: Hoffman</text:p>
      <text:p text:style-name="P1">Jeśli lubicie fantasy i macie mało czasu, to chyba znalazłam Wam lekturę obowiązkową. Fanfik Hoffmana jest krótki, klimatyczny, dobrze napisany, a czyta się go szybko i przyjemnie. W dodatku nie gryzie się z serialem, a nawet mógłby być jego częścią, gdyby nie to, że jest dość mroczny. Wyjaśnia za to pewne kwestie nieporuszone w kreskówce.</text:p>
      <text:p text:style-name="P1">“Dzieło” napisano ładnym, poprawnym językiem, nie licząc paru drobnych potknięć, których pewnie nawet nie wyłapiecie podczas lektury. Autor świetnie operuje słowami, nadając opowiadaniu mroczny i tajemniczy klimat. Możemy poczuć ten świat, te miejsca i tych bohaterów, by czerpać pełną przyjemność przy czytaniu. A każdy wyraz zdaje się mówić: to jest fantasy i nie znajdziesz w nim dobrego zakończenia.</text:p>
      <text:p text:style-name="P1">Bohaterowie zostali dobrze nakreśleni – Celestia jest dobra i wyrozumiała, ale też władcza, rozsądna, mądra i stanowcza, a główny bohater wypada autentycznie. Ciężko mi powiedzieć o nim coś więcej, by nie zdradzić za wiele z fabuły, ale jest to raczej postać dynamiczna i ten dynamizm udało się ładnie zaznaczyć w ciągu tych paru stron. Wszystko przebiega stopniowo.</text:p>
      <text:p text:style-name="P1">Fabuła jest dość przewidywalna. Zaufany mag księżniczki Celestii przybywa do zamku w lesie Everfree, by pomóc jej ustalić, nad czym potajemnie pracowała Luna przed przemianą w Nightmare Moon, która to miała miejsce niedawno. Prace granatowej alikorn cuchną czarną magią na sto kilometrów, a ta, jak wiadomo, bywa zdradliwa i niebezpieczna. Ja od początku wiedziałam, o jaki artefakt tu chodzi i że ta historia nie może mieć dobrego zakończenia. Jednak nie wiedziałam, jak do tego dojdzie i tu Hoffman nawet mnie zaskoczył.</text:p>
      <text:p text:style-name="P1">W ogóle w “Dziele” jest coś nowego i świeżego – to chyba pierwsze opowiadanie, które porusza genezę tego artefaktu i jedno z nielicznych (przynajmniej na polskiej scenie fanfikowej) mówiących o czasach bezpośrednio po wygnaniu Nightmare Moon. W dodatku skupia się na innych rzeczach niż smutna Celestia. Pomimo całej tej nowości ta historia przypomina mi trochę fandom sprzed lat, chyba przez ten balans między mrokiem a serialem.</text:p>
      <text:p text:style-name="P1">“Dzieło” mogłabym polecić wszystkim. Fanfik pomimo mrocznego klimatu nie jest krwawy, brutalny czy przepełniony jakąś przesadną obrzydliwością. Temat został potraktowany w sposób ciekawy, a jednocześnie spójny z serialem. W dodatku opowiadanie napisano tak zgrabnie, że czyta się je jednym tchem. Jeśli po nie sięgniecie, to powinniście być usatysfakcjonowani.</text:p>
      <text:p text:style-name="P1"/>
      <text:p text:style-name="P1">Grafiki:</text:p>
      <text:p text:style-name="P1"><text:a xlink:type="simple" xlink:href="https://viwrastupr.deviantart.com/art/Princess-Luna-Full-666872288" text:style-name="Internet_20_link" text:visited-style-name="Visited_20_Internet_20_Link"><text:span text:style-name="T1">https://viwrastupr.deviantart.com/art/Princess-Luna-Full-666872288</text:span></text:a></text:p>
      <text:p text:style-name="P1"><text:a xlink:type="simple" xlink:href="https://koveliana.deviantart.com/art/Luna-647029882" text:style-name="Internet_20_link" text:visited-style-name="Visited_20_Internet_20_Link"><text:span text:style-name="T1">https://koveliana.deviantart.com/art/Luna-647029882</text:span></text:a></text:p>
      <text:p text:style-name="P1"><text:a xlink:type="simple" xlink:href="https://cahandariella.deviantart.com/art/NM-691410268" text:style-name="Internet_20_link" text:visited-style-name="Visited_20_Internet_20_Link"><text:span text:style-name="T1">https://cahandariella.deviantart.com/art/NM-691410268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376" meta:character-count="2667" meta:non-whitespace-character-count="2302"/>
    <meta:generator>LibreOfficeDev/5.1.0.3$Linux_X86_64 LibreOffice_project/</meta:generator>
  </office:meta>
</office:document-meta>
</file>